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paragraph-rsid="003fff47"/>
    </style:style>
    <style:style style:name="P2" style:family="paragraph" style:parent-style-name="Standard">
      <style:text-properties style:font-name="Linux Libertine O" officeooo:rsid="0043f50f" officeooo:paragraph-rsid="0043f50f"/>
    </style:style>
    <style:style style:name="P3" style:family="paragraph" style:parent-style-name="Standard">
      <style:text-properties style:font-name="Linux Libertine O" officeooo:rsid="005e0d72" officeooo:paragraph-rsid="005e0d72"/>
    </style:style>
    <style:style style:name="P4" style:family="paragraph" style:parent-style-name="Heading_20_1">
      <style:text-properties officeooo:paragraph-rsid="003fff47"/>
    </style:style>
    <style:style style:name="P5" style:family="paragraph" style:parent-style-name="Standard">
      <style:text-properties style:font-name="Linux Libertine O" officeooo:rsid="005e0d72" officeooo:paragraph-rsid="005e0d72"/>
    </style:style>
    <style:style style:name="P6" style:family="paragraph" style:parent-style-name="Standard">
      <style:text-properties style:font-name="Linux Libertine O" officeooo:rsid="005e0d72" officeooo:paragraph-rsid="0063a428"/>
    </style:style>
    <style:style style:name="P7" style:family="paragraph" style:parent-style-name="Standard">
      <style:text-properties style:font-name="Linux Libertine O" officeooo:rsid="0063a428" officeooo:paragraph-rsid="0063a428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62611a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fo:font-weight="bold" officeooo:rsid="005e0d72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62611a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officeooo:rsid="0062611a"/>
    </style:style>
    <style:style style:name="T9" style:family="text">
      <style:text-properties officeooo:rsid="0063a4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6">Slow cooker </text:span><text:span text:style-name="T7">paprika veg</text:span><text:span text:style-name="T4"> </text:span><text:span text:style-name="T5">(</text:span><text:span text:style-name="T7">4</text:span><text:span text:style-name="T5"> portions; </text:span><text:span text:style-name="T7">30</text:span><text:span text:style-name="T6">m </text:span><text:span text:style-name="T7">+ cooking time</text:span><text:span text:style-name="T5">)</text:span></text:h>
      <text:p text:style-name="P2"/>
      <text:p text:style-name="P1"><text:span text:style-name="T1">For </text:span><text:span text:style-name="T2">the </text:span><text:span text:style-name="T3">pot</text:span></text:p>
      <text:p text:style-name="P3">All amounts are approximate, feel free to adjust to taste and the space in your slow cooker.</text:p>
      <text:p text:style-name="P3"/>
      <text:p text:style-name="P3"/>
      <text:p text:style-name="P6">1 tin tomatoes</text:p>
      <text:p text:style-name="P6">1 tin chickpeas</text:p>
      <text:p text:style-name="P6"/>
      <text:p text:style-name="P6"><text:span text:style-name="T9">2-3</text:span> garlic cube<text:span text:style-name="T9">s or several cloves of garlic</text:span></text:p>
      <text:p text:style-name="P6">3-4 tsp smoked paprika</text:p>
      <text:p text:style-name="P6"><text:span text:style-name="T9">2 </text:span>stock cube<text:span text:style-name="T9">s or pots</text:span></text:p>
      <text:p text:style-name="P6">2 tsp mixed herbs</text:p>
      <text:p text:style-name="P6">ground black pepper to taste</text:p>
      <text:p text:style-name="P6">1 tsp salt</text:p>
      <text:p text:style-name="P6"/>
      <text:p text:style-name="P3">1-<text:span text:style-name="T9">2</text:span> courgette<text:span text:style-name="T9">s</text:span> (<text:span text:style-name="T9">35</text:span>0g)</text:p>
      <text:p text:style-name="P3">2-<text:span text:style-name="T9">3</text:span> carrots (<text:span text:style-name="T9">35</text:span>0g)</text:p>
      <text:p text:style-name="P3"><text:span text:style-name="T9">~</text:span>300g potatoes in large chunks</text:p>
      <text:p text:style-name="P3"/>
      <text:p text:style-name="P3"/>
      <text:p text:style-name="P3"/>
      <text:p text:style-name="P7">Turn the slow cooker on. Put in the tinned tomatoes and break them up. Add the chickpeas (including the liquid), the stock, herbs, and spices, and mix well.</text:p>
      <text:p text:style-name="P3"/>
      <text:p text:style-name="P6"><text:span text:style-name="T9">Wash the veg and c</text:span>hop <text:span text:style-name="T9">it</text:span> into chunks. <text:span text:style-name="T9">Mix the contents of the slow cooker,</text:span> <text:span text:style-name="T9">pile the carrots and potatoes in and mix again.</text:span></text:p>
      <text:p text:style-name="P3">If you prefer courgette firmer, leave this out and add half way through cooking.</text:p>
      <text:p text:style-name="P3"/>
      <text:p text:style-name="P3">Cook on high for 2-3 hours and 4-5 hours on low, or 8-9 hours on a low heat (will vary with slow cooker and how well-done you like things).</text:p>
      <text:p text:style-name="P3"/>
      <text:p text:style-name="P6">Good with <text:span text:style-name="T8">cheese and </text:span>wholewheat pasta or chunky bread and butter.</text:p>
      <text:p text:style-name="P6"><text:span text:style-name="T9">Leftovers can be reheated in the slow cooker in a couple of hours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9-08T09:58:10.336523153</dc:date>
    <meta:editing-duration>PT2H27M12S</meta:editing-duration>
    <meta:editing-cycles>61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95" meta:character-count="1027" meta:non-whitespace-character-count="852"/>
  </office:meta>
</office:document-meta>
</file>